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7FF000000C559354041.png"/>
  <manifest:file-entry manifest:media-type="image/png" manifest:full-path="Pictures/10000200000007FF000000C548207F8B.png"/>
  <manifest:file-entry manifest:media-type="image/png" manifest:full-path="Pictures/100002000000007100000071C210D44B.png"/>
  <manifest:file-entry manifest:media-type="image/png" manifest:full-path="Pictures/10000200000000820000006A03BE29AF.png"/>
  <manifest:file-entry manifest:media-type="image/jpeg" manifest:full-path="Pictures/10000000000007FF000000C59C5FF6CE.jpg"/>
  <manifest:file-entry manifest:media-type="image/png" manifest:full-path="Pictures/10000200000007FF000000C5BC8C2E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nnect_5f_presentations_5f_template_5f_openoffice-title">
      <style:graphic-properties draw:stroke="none" draw:fill="none" draw:fill-color="#ffffff" fo:min-height="4.085cm" draw:shadow="hidden" draw:shadow-color="#808080"/>
    </style:style>
    <style:style style:name="pr2" style:family="presentation" style:parent-style-name="connect_5f_presentations_5f_template_5f_openoffice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connect_5f_presentations_5f_template_5f_openoffice-notes">
      <style:graphic-properties draw:fill-color="#ffffff" fo:min-height="12.319cm"/>
    </style:style>
    <style:style style:name="pr4" style:family="presentation" style:parent-style-name="Default-title">
      <style:graphic-properties draw:stroke="none" draw:fill="none" draw:fill-color="#bbe0e3" fo:min-height="2.136cm" draw:shadow="hidden" draw:shadow-color="#808080"/>
    </style:style>
    <style:style style:name="pr5" style:family="presentation" style:parent-style-name="Default-notes">
      <style:graphic-properties draw:fill-color="#ffffff" fo:min-height="12.319cm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nect_5f_presentations_5f_template_5f_openoffice" presentation:presentation-page-layout-name="AL1T0">
        <office:forms form:automatic-focus="false" form:apply-design-mode="false"/>
        <draw:frame presentation:style-name="pr1" draw:layer="layout" svg:width="21.59cm" svg:height="4.345cm" svg:x="1.901cm" svg:y="5.286cm" presentation:class="title" presentation:user-transformed="true">
          <draw:text-box>
            <text:p>Monitoring</text:p>
          </draw:text-box>
        </draw:frame>
        <draw:frame presentation:style-name="pr2" draw:layer="layout" svg:width="17.78cm" svg:height="4.87cm" svg:x="3.898cm" svg:y="10.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8cm" svg:height="10.267cm" svg:x="2.505cm" svg:y="2.055cm" draw:page-number="1" presentation:class="page"/>
          <draw:frame presentation:style-name="pr3" draw:layer="layout" svg:width="14.958cm" svg:height="12.319cm" svg:x="1.87cm" svg:y="13.0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4.13cm" svg:height="2.396cm" svg:x="0.635cm" svg:y="0.144cm" presentation:class="title" presentation:user-transformed="true">
          <draw:text-box>
            <text:p>High-level architecture</text:p>
          </draw:text-box>
        </draw:frame>
        <presentation:notes draw:style-name="dp2">
          <draw:page-thumbnail draw:style-name="gr1" draw:layer="layout" svg:width="13.688cm" svg:height="10.267cm" svg:x="2.505cm" svg:y="2.055cm" draw:page-number="2" presentation:class="page"/>
          <draw:frame presentation:style-name="pr5" draw:layer="layout" svg:width="14.958cm" svg:height="12.571cm" svg:x="1.87cm" svg:y="13.0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6cm" fo:padding-bottom="0.126cm" fo:padding-left="0.252cm" fo:padding-right="0.25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6cm" fo:padding-bottom="0.126cm" fo:padding-left="0.252cm" fo:padding-right="0.25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connect_5f_presentations_5f_template_5f_openoffice-background" style:display-name="connect_presentations_template_openoffic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nnect_5f_presentations_5f_template_5f_openoffice-backgroundobjects" style:display-name="connect_presentations_template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nect_5f_presentations_5f_template_5f_openoffice-notes" style:display-name="connect_presentations_template_openoffice-notes" style:family="presentation">
      <style:graphic-properties draw:stroke="none" draw:fill="none">
        <text:list-style style:name="connect_5f_presentations_5f_template_5f_openoffice-notes" style:display-name="connect_presentations_template_openoffic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nect_5f_presentations_5f_template_5f_openoffice-outline1" style:display-name="connect_presentations_template_openoffice-outline1" style:family="presentation">
      <style:graphic-properties draw:stroke="none" draw:fill="none" draw:auto-grow-height="false" draw:fit-to-size="shrink-to-fit">
        <text:list-style style:name="connect_5f_presentations_5f_template_5f_openoffice-outline1" style:display-name="connect_presentations_template_openoffic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outline2" style:display-name="connect_presentations_template_openoffice-outline2" style:family="presentation" style:parent-style-name="connect_5f_presentations_5f_template_5f_openoffic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connect_5f_presentations_5f_template_5f_openoffice-outline3" style:display-name="connect_presentations_template_openoffice-outline3" style:family="presentation" style:parent-style-name="connect_5f_presentations_5f_template_5f_openoffic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onnect_5f_presentations_5f_template_5f_openoffice-outline4" style:display-name="connect_presentations_template_openoffice-outline4" style:family="presentation" style:parent-style-name="connect_5f_presentations_5f_template_5f_openoffic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5" style:display-name="connect_presentations_template_openoffice-outline5" style:family="presentation" style:parent-style-name="connect_5f_presentations_5f_template_5f_openoffic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6" style:display-name="connect_presentations_template_openoffice-outline6" style:family="presentation" style:parent-style-name="connect_5f_presentations_5f_template_5f_openoffic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7" style:display-name="connect_presentations_template_openoffice-outline7" style:family="presentation" style:parent-style-name="connect_5f_presentations_5f_template_5f_openoffic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8" style:display-name="connect_presentations_template_openoffice-outline8" style:family="presentation" style:parent-style-name="connect_5f_presentations_5f_template_5f_openoffic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9" style:display-name="connect_presentations_template_openoffice-outline9" style:family="presentation" style:parent-style-name="connect_5f_presentations_5f_template_5f_openoffic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subtitle" style:display-name="connect_presentations_template_openoffice-subtitle" style:family="presentation">
      <style:graphic-properties draw:stroke="none" draw:fill="none" draw:textarea-vertical-align="middle">
        <text:list-style style:name="connect_5f_presentations_5f_template_5f_openoffice-subtitle" style:display-name="connect_presentations_template_openoffice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title" style:display-name="connect_presentations_template_openoffic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onnect_5f_presentations_5f_template_5f_openoffice-title" style:display-name="connect_presentations_template_openoffic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4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5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'Century Schoolbook'" style:font-family-generic="roman" style:font-pitch="variabl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506cm" svg:height="19.12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5.493cm" svg:height="2.54cm" svg:x="0cm" svg:y="0cm">
        <draw:image xlink:href="Pictures/10000200000007FF000000C548207F8B.png" xlink:type="simple" xlink:show="embed" xlink:actuate="onLoad">
          <text:p/>
        </draw:image>
      </draw:frame>
      <draw:frame presentation:style-name="Default-title" draw:layer="backgroundobjects" svg:width="25.4cm" svg:height="2.391cm" svg:x="0cm" svg:y="0.149cm" presentation:class="title" presentation:placeholder="true">
        <draw:text-box/>
      </draw:frame>
      <draw:frame presentation:style-name="Default-outline1" draw:layer="backgroundobjects" svg:width="24.13cm" svg:height="12.573cm" svg:x="0.635cm" svg:y="2.54cm" presentation:class="outline" presentation:placeholder="true">
        <draw:text-box/>
      </draw:frame>
      <draw:frame draw:style-name="Mgr4" draw:text-style-name="MP4" draw:layer="backgroundobjects" svg:width="25.493cm" svg:height="2.006cm" svg:x="0.013cm" svg:y="17.145cm">
        <draw:image xlink:href="Pictures/10000200000007FF000000C5BC8C2E8E.png" xlink:type="simple" xlink:show="embed" xlink:actuate="onLoad">
          <text:p/>
        </draw:image>
      </draw:frame>
      <draw:frame draw:style-name="Mgr4" draw:text-style-name="MP4" draw:layer="backgroundobjects" svg:width="1.504cm" svg:height="1.221cm" svg:x="21.502cm" svg:y="17.317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6cm" svg:height="1.221cm" svg:x="23.107cm" svg:y="17.317cm">
        <draw:image xlink:href="Pictures/100002000000007100000071C210D44B.png" xlink:type="simple" xlink:show="embed" xlink:actuate="onLoad">
          <text:p/>
        </draw:image>
      </draw:frame>
      <draw:frame presentation:style-name="Mpr1" draw:text-style-name="MP5" draw:layer="backgroundobjects" svg:width="1.601cm" svg:height="0.853cm" svg:x="1.498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7cm" svg:height="27.38cm" svg:x="0cm" svg:y="0cm">
          <text:p/>
        </draw:rect>
        <draw:frame presentation:style-name="Mpr2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688cm" svg:height="10.267cm" svg:x="2.505cm" svg:y="2.055cm" presentation:class="page"/>
        <draw:frame presentation:style-name="Default-notes" draw:layer="backgroundobjects" svg:width="14.958cm" svg:height="12.318cm" svg:x="1.87cm" svg:y="13.003cm" presentation:class="notes" presentation:placeholder="true">
          <draw:text-box/>
        </draw:frame>
        <draw:frame presentation:style-name="Mpr3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connect_5f_presentations_5f_template_5f_openoffice" style:display-name="connect_presentations_template_openoffice" style:page-layout-name="PM1" draw:style-name="Mdp1">
      <draw:custom-shape draw:style-name="Mgr6" draw:text-style-name="MP3" draw:layer="backgroundobjects" svg:width="25.493cm" svg:height="19.129cm" svg:x="0cm" svg:y="0cm">
        <text:p text:style-name="MP9"><text:span text:style-name="MT4"><text:s/></text:span></text:p>
        <draw:enhanced-geometry svg:viewBox="0 0 21600 21600" draw:type="rectangle" draw:enhanced-path="M 0 0 L 21600 0 21600 21600 0 21600 0 0 Z N"/>
      </draw:custom-shape>
      <draw:frame presentation:style-name="connect_5f_presentations_5f_template_5f_openoffice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connect_5f_presentations_5f_template_5f_openoffice-outline1" draw:layer="backgroundobjects" svg:width="22.859cm" svg:height="12.573cm" svg:x="1.27cm" svg:y="2.54cm" presentation:class="outline" presentation:placeholder="true">
        <draw:text-box/>
      </draw:frame>
      <presentation:notes style:page-layout-name="PM0">
        <draw:rect draw:style-name="Mgr5" draw:text-style-name="MP6" draw:layer="backgroundobjects" svg:width="18.7cm" svg:height="27.38cm" svg:x="0cm" svg:y="0cm">
          <text:p/>
        </draw:rect>
        <draw:frame presentation:style-name="Mpr4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connect_5f_presentations_5f_template_5f_openoffice-title" draw:layer="backgroundobjects" svg:width="13.688cm" svg:height="10.267cm" svg:x="2.505cm" svg:y="2.055cm" presentation:class="page"/>
        <draw:frame presentation:style-name="connect_5f_presentations_5f_template_5f_openoffice-notes" draw:layer="backgroundobjects" svg:width="14.958cm" svg:height="12.318cm" svg:x="1.87cm" svg:y="13.003cm" presentation:class="notes" presentation:placeholder="true">
          <draw:text-box/>
        </draw:frame>
        <draw:frame presentation:style-name="Mpr5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e 1</dc:title>
    <meta:creation-date>2010-04-30T10:38:09</meta:creation-date>
    <meta:editing-cycles>2</meta:editing-cycles>
    <meta:editing-duration>PT00H03M12S</meta:editing-duration>
    <meta:generator>OpenOffice.org/3.1$Unix OpenOffice.org_project/310m19$Build-9420</meta:generator>
    <meta:initial-creator>Antonino Sabetta</meta:initial-creator>
    <dc:date>2010-04-30T10:41:15</dc:date>
    <dc:creator>Antonino Sabetta</dc:creator>
    <meta:document-statistic meta:object-count="46"/>
    <meta:user-defined meta:name="Version" meta:value-type="float">1</meta:user-defined>
  </office:meta>
</office:document-meta>
</file>